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3cm" svg:stroke-color="#dc23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dc2300" draw:marker-start="Arrowheads_20_1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8" style:family="graphic" style:parent-style-name="objectwithoutfill">
      <style:graphic-properties draw:stroke="dash" draw:stroke-dash="Fine_20_Dashed" svg:stroke-color="#80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2cm" svg:stroke-color="#8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c2300" fo:font-size="10pt" style:font-size-asian="10pt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color="#800000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end"/>
      <style:text-properties fo:color="#dc2300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color="#dc230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0000"/>
    </style:style>
    <style:style style:name="T4" style:family="text">
      <style:text-properties fo:color="#80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dc2300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21.284cm" svg:height="14.378cm" draw:transform="skewX (4.86885632635096E-017) rotate (0.41556289489985) translate (1.54222007260133cm 11.0235962502568cm)" svg:viewBox="0 0 21285 14379" svg:d="m0 175c8553 2750 12346-1137 15063 62 3126 1379 1387 9012 6222 14142">
          <text:p/>
        </draw:path>
        <draw:path draw:style-name="gr1" draw:text-style-name="P1" draw:layer="layout" svg:width="21.033cm" svg:height="14.774cm" draw:transform="skewX (-9.5896056735458E-017) rotate (0.41556289489985) translate (1.613cm 11.461cm)" svg:viewBox="0 0 21034 14775" svg:d="m0 0c8656 3084 9696 1859 12381 3044 3675 1622 2829 7559 8653 11731">
          <text:p/>
        </draw:path>
        <draw:path draw:style-name="gr1" draw:text-style-name="P1" draw:layer="layout" svg:width="20.913cm" svg:height="15.012cm" draw:transform="skewX (-4.74586657641846E-017) rotate (0.41556289489985) translate (1.613cm 11.605cm)" svg:viewBox="0 0 20914 15013" svg:d="m0 0c8770 3450 7561 2614 9894 3643 5622 2481 3527 7169 11020 11370">
          <text:p/>
        </draw:path>
        <draw:path draw:style-name="gr1" draw:text-style-name="P1" draw:layer="layout" svg:width="20.856cm" svg:height="15.17cm" draw:transform="skewX (9.41855024420802E-017) rotate (0.41556289489985) translate (1.613cm 11.69cm)" svg:viewBox="0 0 20857 15171" svg:d="m0 0c6289 2669 6914 2861 7341 3054 8407 3710 4127 7093 13516 12117">
          <text:p/>
        </draw:path>
        <draw:path draw:style-name="gr1" draw:text-style-name="P1" draw:layer="layout" svg:width="20.818cm" svg:height="15.274cm" draw:transform="skewX (-4.68574908050445E-017) rotate (0.41556289489985) translate (1.613cm 11.726cm)" svg:viewBox="0 0 20819 15275" svg:d="m0 0c5721 2415 8999 3986 10760 5789 2935 3003 2916 6276 10059 9486">
          <text:p/>
        </draw:path>
        <draw:path draw:style-name="gr2" draw:text-style-name="P1" draw:layer="layout" svg:width="14.372cm" svg:height="8.188cm" draw:transform="rotate (0.0335103216382911) translate (1.34178533473217cm 3.65656323313701cm)" svg:viewBox="0 0 14373 8189" svg:d="m0 8095c11704 392 13087-115 14373-8095">
          <text:p/>
        </draw:path>
        <draw:line draw:style-name="gr3" draw:text-style-name="P1" draw:layer="layout" svg:x1="1.621cm" svg:y1="17.402cm" svg:x2="1.612cm" svg:y2="3.216cm">
          <text:p/>
        </draw:line>
        <draw:line draw:style-name="gr3" draw:text-style-name="P1" draw:layer="layout" svg:x1="1.622cm" svg:y1="17.402cm" svg:x2="27.284cm" svg:y2="17.4cm">
          <text:p/>
        </draw:line>
        <draw:line draw:style-name="gr4" draw:text-style-name="P1" draw:layer="layout" svg:x1="14.684cm" svg:y1="3.822cm" svg:x2="16.284cm" svg:y2="3.822cm">
          <text:p/>
        </draw:line>
        <draw:frame draw:style-name="gr5" draw:text-style-name="P2" draw:layer="layout" svg:width="5.2cm" svg:height="0.645cm" svg:x="16.284cm" svg:y="3.5cm">
          <draw:text-box>
            <text:p><text:span text:style-name="T1">k (ether cost per operation)</text:span></text:p>
          </draw:text-box>
        </draw:frame>
        <draw:line draw:style-name="gr6" draw:text-style-name="P1" draw:layer="layout" svg:x1="1.612cm" svg:y1="11.747cm" svg:x2="1.412cm" svg:y2="11.747cm">
          <text:p/>
        </draw:line>
        <draw:line draw:style-name="gr6" draw:text-style-name="P1" draw:layer="layout" svg:x1="1.612cm" svg:y1="6.047cm" svg:x2="1.412cm" svg:y2="6.047cm">
          <text:p/>
        </draw:line>
        <draw:frame draw:style-name="gr7" draw:text-style-name="P4" draw:layer="layout" svg:width="0.6cm" svg:height="0.475cm" svg:x="0.684cm" svg:y="5.8cm">
          <draw:text-box>
            <text:p text:style-name="P3"><text:span text:style-name="T2">2</text:span></text:p>
          </draw:text-box>
        </draw:frame>
        <draw:frame draw:style-name="gr7" draw:text-style-name="P4" draw:layer="layout" svg:width="0.6cm" svg:height="0.475cm" svg:x="0.784cm" svg:y="11.501cm">
          <draw:text-box>
            <text:p text:style-name="P3"><text:span text:style-name="T2">1</text:span></text:p>
          </draw:text-box>
        </draw:frame>
        <draw:frame draw:style-name="gr7" draw:text-style-name="P4" draw:layer="layout" svg:width="0.6cm" svg:height="0.475cm" svg:x="0.784cm" svg:y="17.15cm">
          <draw:text-box>
            <text:p text:style-name="P3"><text:span text:style-name="T2">0</text:span></text:p>
          </draw:text-box>
        </draw:frame>
        <draw:line draw:style-name="gr6" draw:text-style-name="P1" draw:layer="layout" svg:x1="1.614cm" svg:y1="17.4cm" svg:x2="1.414cm" svg:y2="17.4cm">
          <text:p/>
        </draw:line>
        <draw:line draw:style-name="gr6" draw:text-style-name="P1" draw:layer="layout" svg:x1="1.622cm" svg:y1="17.402cm" svg:x2="1.622cm" svg:y2="17.602cm">
          <text:p/>
        </draw:line>
        <draw:line draw:style-name="gr6" draw:text-style-name="P1" draw:layer="layout" svg:x1="6.665cm" svg:y1="17.4cm" svg:x2="6.665cm" svg:y2="17.6cm">
          <text:p/>
        </draw:line>
        <draw:line draw:style-name="gr6" draw:text-style-name="P1" draw:layer="layout" svg:x1="16.746cm" svg:y1="17.402cm" svg:x2="16.746cm" svg:y2="17.602cm">
          <text:p/>
        </draw:line>
        <draw:line draw:style-name="gr6" draw:text-style-name="P1" draw:layer="layout" svg:x1="21.798cm" svg:y1="17.402cm" svg:x2="21.798cm" svg:y2="17.602cm">
          <text:p/>
        </draw:line>
        <draw:line draw:style-name="gr6" draw:text-style-name="P1" draw:layer="layout" svg:x1="26.817cm" svg:y1="17.4cm" svg:x2="26.817cm" svg:y2="17.6cm">
          <text:p/>
        </draw:line>
        <draw:frame draw:style-name="gr7" draw:text-style-name="P5" draw:layer="layout" svg:width="1cm" svg:height="0.475cm" svg:x="26.316cm" svg:y="17.645cm">
          <draw:text-box>
            <text:p text:style-name="P1"><text:span text:style-name="T2">100</text:span></text:p>
          </draw:text-box>
        </draw:frame>
        <draw:frame draw:style-name="gr7" draw:text-style-name="P5" draw:layer="layout" svg:width="1cm" svg:height="0.475cm" svg:x="21.284cm" svg:y="17.645cm">
          <draw:text-box>
            <text:p text:style-name="P1"><text:span text:style-name="T2">10</text:span></text:p>
          </draw:text-box>
        </draw:frame>
        <draw:frame draw:style-name="gr7" draw:text-style-name="P5" draw:layer="layout" svg:width="1cm" svg:height="0.475cm" svg:x="16.253cm" svg:y="17.645cm">
          <draw:text-box>
            <text:p text:style-name="P1"><text:span text:style-name="T2">1</text:span></text:p>
          </draw:text-box>
        </draw:frame>
        <draw:line draw:style-name="gr6" draw:text-style-name="P1" draw:layer="layout" svg:x1="11.702cm" svg:y1="17.4cm" svg:x2="11.702cm" svg:y2="17.6cm">
          <text:p/>
        </draw:line>
        <draw:line draw:style-name="gr8" draw:text-style-name="P1" draw:layer="layout" svg:x1="18.284cm" svg:y1="14.8cm" svg:x2="23.284cm" svg:y2="10.2cm">
          <text:p/>
        </draw:line>
        <draw:frame draw:style-name="gr7" draw:text-style-name="P5" draw:layer="layout" svg:width="1cm" svg:height="0.475cm" svg:x="11.209cm" svg:y="17.645cm">
          <draw:text-box>
            <text:p text:style-name="P1"><text:span text:style-name="T2">0.1</text:span></text:p>
          </draw:text-box>
        </draw:frame>
        <draw:frame draw:style-name="gr7" draw:text-style-name="P5" draw:layer="layout" svg:width="1cm" svg:height="0.475cm" svg:x="6.166cm" svg:y="17.645cm">
          <draw:text-box>
            <text:p text:style-name="P1"><text:span text:style-name="T2">0.01</text:span></text:p>
          </draw:text-box>
        </draw:frame>
        <draw:frame draw:style-name="gr7" draw:text-style-name="P5" draw:layer="layout" svg:width="1.318cm" svg:height="0.475cm" svg:x="0.966cm" svg:y="17.646cm">
          <draw:text-box>
            <text:p text:style-name="P1"><text:span text:style-name="T2">0.001</text:span></text:p>
          </draw:text-box>
        </draw:frame>
        <draw:g>
          <draw:frame draw:style-name="gr5" draw:text-style-name="P6" draw:layer="layout" svg:width="1.8cm" svg:height="0.962cm" svg:x="22.984cm" svg:y="9cm">
            <draw:text-box>
              <text:p text:style-name="P1"><text:span text:style-name="T3">x</text:span><text:span text:style-name="T4">√d</text:span></text:p>
            </draw:text-box>
          </draw:frame>
          <draw:frame draw:style-name="gr5" draw:text-style-name="P6" draw:layer="layout" svg:width="1.8cm" svg:height="0.962cm" svg:x="22.984cm" svg:y="9.9cm">
            <draw:text-box>
              <text:p text:style-name="P1"><text:span text:style-name="T3">R</text:span></text:p>
            </draw:text-box>
          </draw:frame>
          <draw:line draw:style-name="gr9" draw:text-style-name="P1" draw:layer="layout" svg:x1="23.184cm" svg:y1="9.9cm" svg:x2="24.584cm" svg:y2="9.9cm">
            <text:p/>
          </draw:line>
        </draw:g>
        <draw:frame draw:style-name="gr5" draw:text-style-name="P7" draw:layer="layout" svg:width="3.2cm" svg:height="1.505cm" svg:x="1.8cm" svg:y="2.564cm">
          <draw:text-box>
            <text:p text:style-name="P7"><text:span text:style-name="T5">revenue multiplier</text:span></text:p>
          </draw:text-box>
        </draw:frame>
        <draw:frame draw:style-name="gr5" draw:text-style-name="P8" draw:layer="layout" svg:width="10.2cm" svg:height="1.673cm" svg:x="2.4cm" svg:y="15.2cm">
          <draw:text-box>
            <text:p><text:span text:style-name="T6">x</text:span><text:span text:style-name="T2"> = average revenue per Ethereum operation</text:span></text:p>
            <text:p><text:span text:style-name="T2">d = difficult of the PoW, as equivalent Eth ops</text:span></text:p>
            <text:p><text:span text:style-name="T2">R = reward per block for Ether inflation</text:span></text:p>
          </draw:text-box>
        </draw:frame>
        <draw:frame draw:style-name="gr5" draw:text-style-name="P3" draw:layer="layout" svg:width="16cm" svg:height="0.962cm" svg:x="11.2cm" svg:y="18.238cm">
          <draw:text-box>
            <text:p text:style-name="P3">Ethereum operations as a proportion of PoW</text:p>
          </draw:text-box>
        </draw:frame>
        <draw:frame draw:style-name="gr5" draw:text-style-name="P9" draw:layer="layout" svg:width="9.4cm" svg:height="0.962cm" svg:x="6cm" svg:y="3.997cm">
          <draw:text-box>
            <text:p text:style-name="P3"><text:span text:style-name="T7">maximum revenue multiple</text:span></text:p>
          </draw:text-box>
        </draw:frame>
        <draw:frame draw:style-name="gr5" draw:text-style-name="P10" draw:layer="layout" svg:width="7cm" svg:height="0.645cm" svg:x="1.5cm" svg:y="18.6cm">
          <draw:text-box>
            <text:p><text:span text:style-name="T8">Aeron Buchanan, v1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17:44:55</meta:creation-date>
    <dc:date>2014-02-28T20:51:26</dc:date>
    <meta:editing-duration>PT1H59M59S</meta:editing-duration>
    <meta:editing-cycles>9</meta:editing-cycles>
    <meta:generator>LibreOffice/4.0.2.2$Linux_X86_64 LibreOffice_project/400m0$Build-2</meta:generator>
    <meta:document-statistic meta:object-count="61"/>
  </office:meta>
</office:document-meta>
</file>